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4147a" officeooo:paragraph-rsid="0004147a" style:font-size-asian="15.75pt" style:font-size-complex="18pt"/>
    </style:style>
    <style:style style:name="T1" style:family="text">
      <style:text-properties officeooo:rsid="000414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SQL ASSINGMENT 3</text:span></text:p>
      <text:p text:style-name="P2">Ques 1) Does ANSI recognize the data type DATE?</text:p>
      <text:p text:style-name="P2"/>
      <text:p text:style-name="P2">Sol -- Yes ANSI recognize the DATE data type.</text:p>
      <text:p text:style-name="P2"/>
      <text:p text:style-name="P2">Ques 2) Which sub-division of SQL is used to insert values in tables?</text:p>
      <text:p text:style-name="P2"/>
      <text:p text:style-name="P2">Sol – The DML(Data manipulation language) sub-division is used to insert 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46:34.252892077</meta:creation-date>
    <dc:date>2023-09-10T18:57:00.324279260</dc:date>
    <meta:editing-duration>PT10M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7" meta:character-count="284" meta:non-whitespace-character-count="224"/>
  </office:meta>
</office:document-meta>
</file>